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329C5DFDCBA0C696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cumin Pro" svg:font-family="'Acumin Pro'" style:font-family-generic="swiss" style:font-pitch="variable"/>
    <style:font-face style:name="Aileron" svg:font-family="Aileron" style:font-family-generic="modern" style:font-pitch="variable"/>
    <style:font-face style:name="Aileron Black" svg:font-family="'Aileron Black'" style:font-family-generic="modern" style:font-pitch="variable"/>
    <style:font-face style:name="Aileron Light" svg:font-family="'Aileron Light'" style:font-family-generic="modern" style:font-pitch="variable"/>
    <style:font-face style:name="Aller Light" svg:font-family="'Aller Light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Asap" svg:font-family="Asap" style:font-family-generic="swiss" style:font-pitch="variable"/>
    <style:font-face style:name="Asap Medium" svg:font-family="'Asap Medium'" style:font-family-generic="swiss" style:font-pitch="variable"/>
    <style:font-face style:name="Bahnschrift Light Condensed" svg:font-family="'Bahnschrift Light Condensed'" style:font-family-generic="swiss" style:font-pitch="variable"/>
    <style:font-face style:name="Corbel" svg:font-family="Corbel" style:font-family-generic="swiss" style:font-pitch="variable"/>
    <style:font-face style:name="EmojiOne Color" svg:font-family="'EmojiOne Color'"/>
    <style:font-face style:name="EmojiOne Color1" svg:font-family="'EmojiOne Color'" style:font-pitch="variable"/>
    <style:font-face style:name="Helvetica Rounded" svg:font-family="'Helvetica Rounded'" style:font-family-generic="modern" style:font-pitch="variable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 style:master-page-name="">
      <style:table-properties style:width="19.009cm" fo:margin-left="0cm" style:page-number="auto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 style:master-page-name="">
      <style:table-properties style:width="19.002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style:text-properties style:font-name="Maven Pro" fo:font-size="11pt" officeooo:rsid="00c70e1a" officeooo:paragraph-rsid="00de6143" style:font-size-asian="11pt" style:font-size-complex="11pt"/>
    </style:style>
    <style:style style:name="P10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Maven Pro" fo:font-size="11pt" officeooo:rsid="00925d3d" officeooo:paragraph-rsid="00969220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officeooo:rsid="00925d3d" officeooo:paragraph-rsid="00c83360" style:font-size-asian="11pt" style:font-size-complex="11pt"/>
    </style:style>
    <style:style style:name="P12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Maven Pro" fo:font-size="11pt" style:text-underline-style="none" officeooo:rsid="00925d3d" officeooo:paragraph-rsid="00c83360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1cm"/>
        </style:tab-stops>
      </style:paragraph-properties>
      <style:text-properties style:font-name="Maven Pro" officeooo:paragraph-rsid="00c83360"/>
    </style:style>
    <style:style style:name="P1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16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17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18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e6143" style:font-size-asian="14pt" style:font-weight-asian="normal" style:font-size-complex="14pt" style:font-weight-complex="normal"/>
    </style:style>
    <style:style style:name="P19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2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2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24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25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26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2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28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29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3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34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3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11pt" officeooo:rsid="00925d3d" style:font-size-asian="11pt" style:font-size-complex="11pt"/>
    </style:style>
    <style:style style:name="T5" style:family="text">
      <style:text-properties style:font-name="Arial" fo:font-size="11pt" officeooo:rsid="00ae17c8" style:font-size-asian="11pt" style:font-size-complex="11pt"/>
    </style:style>
    <style:style style:name="T6" style:family="text">
      <style:text-properties style:font-name="Arial Narrow"/>
    </style:style>
    <style:style style:name="T7" style:family="text">
      <style:text-properties style:font-name="Arial Narrow" officeooo:rsid="00c0c276"/>
    </style:style>
    <style:style style:name="T8" style:family="text">
      <style:text-properties style:font-name="Arial Narrow" officeooo:rsid="009542f4"/>
    </style:style>
    <style:style style:name="T9" style:family="text">
      <style:text-properties style:font-name="Arial Narrow" officeooo:rsid="000bf3ed"/>
    </style:style>
    <style:style style:name="T10" style:family="text">
      <style:text-properties style:font-name="Arial Narrow" officeooo:rsid="00adefd2"/>
    </style:style>
    <style:style style:name="T11" style:family="text">
      <style:text-properties style:font-name="Arial Narrow" officeooo:rsid="00debf46"/>
    </style:style>
    <style:style style:name="T12" style:family="text">
      <style:text-properties officeooo:rsid="00d35ca1"/>
    </style:style>
    <style:style style:name="T13" style:family="text">
      <style:text-properties officeooo:rsid="00d46b0b"/>
    </style:style>
    <style:style style:name="T14" style:family="text">
      <style:text-properties style:font-name="Arial Narrow1" fo:font-weight="normal" style:font-weight-asian="normal" style:font-weight-complex="normal"/>
    </style:style>
    <style:style style:name="T15" style:family="text">
      <style:text-properties style:font-name="Arial Narrow1" fo:font-size="12pt" style:font-size-asian="12pt" style:font-size-complex="12pt"/>
    </style:style>
    <style:style style:name="T16" style:family="text">
      <style:text-properties style:font-name="Arial Narrow1" fo:font-size="12pt" officeooo:rsid="00d46b0b" style:font-size-asian="12pt" style:font-size-complex="12pt"/>
    </style:style>
    <style:style style:name="T17" style:family="text">
      <style:text-properties style:font-name="Arial Narrow1" fo:font-size="12pt" officeooo:rsid="00d46b0b" style:font-size-asian="12pt" style:language-asian="zxx" style:country-asian="none" style:font-size-complex="12pt" style:language-complex="zxx" style:country-complex="none" loext:padding="0.199cm" loext:border="none"/>
    </style:style>
    <style:style style:name="T18" style:family="text">
      <style:text-properties officeooo:rsid="00d50896"/>
    </style:style>
    <style:style style:name="T19" style:family="text">
      <style:text-properties officeooo:rsid="00c1df14"/>
    </style:style>
    <style:style style:name="T20" style:family="text">
      <style:text-properties officeooo:rsid="00d5d9a4"/>
    </style:style>
    <style:style style:name="T21" style:family="text">
      <style:text-properties style:font-name="EmojiOne Color" style:font-name-asian="EmojiOne Color" style:font-name-complex="EmojiOne Color"/>
    </style:style>
    <style:style style:name="T22" style:family="text">
      <style:text-properties style:language-asian="zxx" style:country-asian="none" style:language-complex="zxx" style:country-complex="none" loext:padding="0.199cm" loext:border="none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d46b0b" style:font-size-asian="12pt" style:font-size-complex="12pt"/>
    </style:style>
    <style:style style:name="T25" style:family="text">
      <style:text-properties fo:font-size="12pt" officeooo:rsid="00d46b0b" style:font-size-asian="12pt" style:language-asian="zxx" style:country-asian="none" style:font-size-complex="12pt" style:language-complex="zxx" style:country-complex="none" loext:padding="0.199cm" loext:border="non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-asian="EmojiOne Color" style:font-name-complex="EmojiOne Color"/>
    </style:style>
    <style:style style:name="T28" style:family="text">
      <style:text-properties fo:font-size="11pt" officeooo:rsid="00ae17c8" style:font-size-asian="11pt" style:font-size-complex="11pt"/>
    </style:style>
    <style:style style:name="T29" style:family="text">
      <style:text-properties fo:font-size="11pt" officeooo:rsid="00925d3d" style:font-size-asian="11pt" style:font-size-complex="11pt"/>
    </style:style>
    <style:style style:name="T30" style:family="text">
      <style:text-properties fo:font-size="11pt" style:font-name-asian="EmojiOne Color" style:font-size-asian="11pt" style:font-name-complex="EmojiOne Color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35">FEUILLE DE PRÉSENCE <text:span text:style-name="T13">ÉTABLIE </text:span><text:span text:style-name="T18">PAR </text:span><text:span text:style-name="T19">{mycompany_name}</text:span></text:p>
      <text:p text:style-name="P15"/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17"><text:span text:style-name="T23">Information</text:span><text:span text:style-name="T24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19"><text:s text:c="2"/><text:span text:style-name="T26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21"><text:span text:style-name="T12"><text:s text:c="2"/></text:span><text:span text:style-name="T20">Adresse </text:span>: </text:p>
          </table:table-cell>
          <table:covered-table-cell/>
          <table:table-cell table:style-name="Tableau4.C2" table:number-columns-spanned="3" office:value-type="string">
            <text:p text:style-name="P25">{mycompany_address}</text:p>
            <text:p text:style-name="P25">{mycompany_zip} {mycompany_town} </text:p>
          </table:table-cell>
          <table:covered-table-cell/>
          <table:covered-table-cell/>
          <table:table-cell table:style-name="Tableau4.A2" office:value-type="string">
            <text:p text:style-name="P30">Convention de formation :</text:p>
          </table:table-cell>
          <table:table-cell table:style-name="Tableau4.G2" office:value-type="string">
            <text:p text:style-name="P26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2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26">{mycompany_idprof2}</text:p>
          </table:table-cell>
          <table:covered-table-cell/>
          <table:covered-table-cell/>
          <table:table-cell table:style-name="Tableau4.A2" office:value-type="string">
            <text:p text:style-name="P30">Formation :</text:p>
          </table:table-cell>
          <table:table-cell table:style-name="Tableau4.G2" office:value-type="string">
            <text:p text:style-name="P31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2"><text:s text:c="2"/>Siret :</text:p>
          </table:table-cell>
          <table:covered-table-cell/>
          <table:table-cell table:style-name="Tableau4.C2" table:number-columns-spanned="3" office:value-type="string">
            <text:p text:style-name="P26">{declaration_number}</text:p>
          </table:table-cell>
          <table:covered-table-cell/>
          <table:covered-table-cell/>
          <table:table-cell table:style-name="Tableau4.A2" office:value-type="string">
            <text:p text:style-name="P30">Session :</text:p>
          </table:table-cell>
          <table:table-cell table:style-name="Tableau4.G2" office:value-type="string">
            <text:p text:style-name="P26">{date_start}</text:p>
            <text:p text:style-name="P26">{date_end}</text:p>
          </table:table-cell>
        </table:table-row>
        <table:table-row table:style-name="Tableau4.1">
          <table:table-cell table:style-name="Tableau4.C2" office:value-type="string">
            <text:p text:style-name="P20"><text:span text:style-name="T30">📧</text:span>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20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28">Lieu :</text:p>
          </table:table-cell>
          <table:table-cell table:style-name="Tableau4.G2" office:value-type="string">
            <text:p text:style-name="P31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12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28">Durée :</text:p>
          </table:table-cell>
          <table:table-cell table:style-name="Tableau4.G2" office:value-type="string">
            <text:p text:style-name="P32">{duration}</text:p>
          </table:table-cell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18"><text:span text:style-name="T25">Liste des stagiair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3"><text:s text:c="2"/>N°</text:p>
          </table:table-cell>
          <table:table-cell table:style-name="Tableau1.B2" office:value-type="string">
            <text:p text:style-name="P29">Nom</text:p>
          </table:table-cell>
          <table:table-cell table:style-name="Tableau1.B2" office:value-type="string">
            <text:p text:style-name="P34">Prénom</text:p>
          </table:table-cell>
          <table:table-cell table:style-name="Tableau1.B2" office:value-type="string">
            <text:p text:style-name="P29">Présence</text:p>
          </table:table-cell>
          <table:table-cell table:style-name="Tableau1.E2" office:value-type="string">
            <text:p text:style-name="P29">Signature</text:p>
          </table:table-cell>
        </table:table-row>
        <table:table-row table:style-name="Tableau1.1">
          <table:table-cell table:style-name="Tableau1.A2" office:value-type="string">
            <text:p text:style-name="P24">[!-- BEGIN row.attendants --]{attendant_number}</text:p>
          </table:table-cell>
          <table:table-cell table:style-name="Tableau1.B2" office:value-type="string">
            <text:p text:style-name="P27">{attendant_lastname}</text:p>
          </table:table-cell>
          <table:table-cell table:style-name="Tableau1.B2" office:value-type="string">
            <text:p text:style-name="P33">{attendant_firstname}</text:p>
          </table:table-cell>
          <table:table-cell table:style-name="Tableau1.B2" office:value-type="string">
            <text:p text:style-name="P33">{attendant_attendance}</text:p>
          </table:table-cell>
          <table:table-cell table:style-name="Tableau1.E2" office:value-type="string">
            <text:p text:style-name="P33">{attendant_signature}[!-- END row.attendants --]</text:p>
          </table:table-cell>
        </table:table-row>
      </table:table>
      <text:p text:style-name="P9"/>
      <text:p text:style-name="P10"/>
      <text:p text:style-name="P14"><text:span text:style-name="T28"><text:tab/>Formateur</text:span><text:span text:style-name="T29"> :</text:span></text:p>
      <text:p text:style-name="P13"><text:tab/>{trainer_fullname}</text:p>
      <text:p text:style-name="P13"/>
      <text:p text:style-name="P11"><text:tab/>{trainer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cumin Pro" svg:font-family="'Acumin Pro'" style:font-family-generic="swiss" style:font-pitch="variable"/>
    <style:font-face style:name="Aileron" svg:font-family="Aileron" style:font-family-generic="modern" style:font-pitch="variable"/>
    <style:font-face style:name="Aileron Black" svg:font-family="'Aileron Black'" style:font-family-generic="modern" style:font-pitch="variable"/>
    <style:font-face style:name="Aileron Light" svg:font-family="'Aileron Light'" style:font-family-generic="modern" style:font-pitch="variable"/>
    <style:font-face style:name="Aller Light" svg:font-family="'Aller Light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Asap" svg:font-family="Asap" style:font-family-generic="swiss" style:font-pitch="variable"/>
    <style:font-face style:name="Asap Medium" svg:font-family="'Asap Medium'" style:font-family-generic="swiss" style:font-pitch="variable"/>
    <style:font-face style:name="Bahnschrift Light Condensed" svg:font-family="'Bahnschrift Light Condensed'" style:font-family-generic="swiss" style:font-pitch="variable"/>
    <style:font-face style:name="Corbel" svg:font-family="Corbel" style:font-family-generic="swiss" style:font-pitch="variable"/>
    <style:font-face style:name="EmojiOne Color" svg:font-family="'EmojiOne Color'"/>
    <style:font-face style:name="EmojiOne Color1" svg:font-family="'EmojiOne Color'" style:font-pitch="variable"/>
    <style:font-face style:name="Helvetica Rounded" svg:font-family="'Helvetica Rounded'" style:font-family-generic="modern" style:font-pitch="variable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0debf4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7</text:span><text:span text:style-name="MT7">-202</text:span><text:span text:style-name="MT8">3</text:span><text:span text:style-name="MT7">0</text:span><text:span text:style-name="MT4">817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38M58S</meta:editing-duration>
    <meta:editing-cycles>289</meta:editing-cycles>
    <meta:generator>LibreOffice/7.5.4.2$Windows_X86_64 LibreOffice_project/36ccfdc35048b057fd9854c757a8b67ec53977b6</meta:generator>
    <dc:date>2023-08-18T11:55:56.77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2" meta:image-count="1" meta:object-count="0" meta:page-count="1" meta:paragraph-count="44" meta:word-count="88" meta:character-count="840" meta:non-whitespace-character-count="783"/>
    <meta:user-defined meta:name="Langue">Francais</meta:user-defined>
    <meta:user-defined meta:name="URL">www.digirisk.com</meta:user-defined>
  </office:meta>
</office:document-meta>
</file>